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none" draw:fill-color="#ffffff" fo:min-height="2.671cm"/>
    </style:style>
    <style:style style:name="gr3" style:family="graphic" style:parent-style-name="standard">
      <style:graphic-properties draw:stroke="none" svg:stroke-color="#000000" draw:fill="none" draw:fill-color="#ffffff" fo:min-height="8.129cm"/>
    </style:style>
    <style:style style:name="gr4" style:family="graphic" style:parent-style-name="standard">
      <style:graphic-properties draw:stroke="none" svg:stroke-color="#000000" draw:fill="none" draw:fill-color="#ffffff" fo:min-height="2.816cm"/>
    </style:style>
    <style:style style:name="gr5" style:family="graphic" style:parent-style-name="standard">
      <style:graphic-properties draw:stroke="none" svg:stroke-color="#000000" draw:fill="none" draw:fill-color="#ffffff" fo:min-height="6.996cm"/>
    </style:style>
    <style:style style:name="P1" style:family="paragraph">
      <style:paragraph-properties fo:line-height="70%" fo:text-align="center"/>
    </style:style>
    <style:style style:name="P2" style:family="paragraph">
      <style:paragraph-properties fo:line-height="70%" fo:text-align="center"/>
      <style:text-properties fo:font-family="'Garamond Premr Pro Smbd Disp'" style:font-family-generic="roman" style:font-pitch="variable" fo:font-size="80pt" fo:font-style="italic" style:font-size-asian="80pt" style:font-style-asian="italic" style:font-size-complex="80pt" style:font-style-complex="italic"/>
    </style:style>
    <style:style style:name="P3" style:family="paragraph">
      <style:paragraph-properties fo:line-height="70%" fo:text-align="center"/>
      <style:text-properties fo:font-family="'Garamond Premr Pro Smbd Disp'" style:font-family-generic="roman" style:font-pitch="variable" fo:font-size="110pt" fo:font-weight="normal" style:font-size-asian="110pt" style:font-weight-asian="normal" style:font-size-complex="110pt" style:font-weight-complex="normal"/>
    </style:style>
    <style:style style:name="P4" style:family="paragraph">
      <style:paragraph-properties fo:line-height="80%" fo:text-align="justify"/>
    </style:style>
    <style:style style:name="P5" style:family="paragraph">
      <style:paragraph-properties fo:line-height="80%" fo:text-align="justify"/>
      <style:text-properties fo:font-family="'Garamond Premr Pro'" style:font-family-generic="roman" style:font-pitch="variable" fo:font-size="24pt" style:font-size-asian="24pt" style:font-size-complex="24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family="'Garamond Premr Pro Smbd Disp'" style:font-family-generic="roman" style:font-pitch="variable" fo:font-size="30pt" style:font-size-asian="30pt" style:font-size-complex="30pt"/>
    </style:style>
    <style:style style:name="P8" style:family="paragraph">
      <style:paragraph-properties fo:line-height="60%" fo:text-align="center"/>
    </style:style>
    <style:style style:name="P9" style:family="paragraph">
      <style:paragraph-properties fo:line-height="60%" fo:text-align="center"/>
      <style:text-properties fo:font-family="'Garamond Premr Pro Smbd Disp'" style:font-family-generic="roman" style:font-pitch="variable" fo:font-size="112pt" fo:font-weight="normal" style:font-size-asian="112pt" style:font-weight-asian="normal" style:font-size-complex="112pt" style:font-weight-complex="normal"/>
    </style:style>
    <style:style style:name="T1" style:family="text">
      <style:text-properties fo:font-family="'Garamond Premr Pro Smbd Disp'" style:font-family-generic="roman" style:font-pitch="variable" fo:font-size="50pt" fo:font-style="italic" style:font-size-asian="50pt" style:font-style-asian="italic" style:font-size-complex="50pt" style:font-style-complex="italic"/>
    </style:style>
    <style:style style:name="T2" style:family="text">
      <style:text-properties fo:font-family="'Garamond Premr Pro Smbd Disp'" style:font-family-generic="roman" style:font-pitch="variable" fo:font-size="110pt" fo:font-weight="normal" style:font-size-asian="110pt" style:font-weight-asian="normal" style:font-size-complex="110pt" style:font-weight-complex="normal"/>
    </style:style>
    <style:style style:name="T3" style:family="text">
      <style:text-properties fo:font-family="'Garamond Premr Pro'" style:font-family-generic="roman" style:font-pitch="variable" fo:font-size="30.5pt" style:font-size-asian="30.5pt" style:font-size-complex="30.5pt"/>
    </style:style>
    <style:style style:name="T4" style:family="text">
      <style:text-properties fo:font-family="'Garamond Premr Pro'" style:font-family-generic="roman" style:font-pitch="variable" fo:font-size="29.8999996185303pt" style:font-size-asian="29.8999996185303pt" style:font-size-complex="29.8999996185303pt"/>
    </style:style>
    <style:style style:name="T5" style:family="text">
      <style:text-properties style:use-window-font-color="true" style:text-outline="false" style:text-line-through-style="none" fo:font-family="'Garamond Premr Pro'" style:font-family-generic="roman" style:font-pitch="variable" fo:font-size="29.8999996185303pt" fo:font-style="normal" fo:text-shadow="none" style:text-underline-style="none" fo:font-weight="normal" style:letter-kerning="true" style:font-family-asian="'Garamond Premr Pro'" style:font-family-generic-asian="roman" style:font-pitch-asian="variable" style:font-size-asian="29.8999996185303pt" style:font-style-asian="normal" style:font-weight-asian="normal" style:font-family-complex="'Garamond Premr Pro'" style:font-family-generic-complex="roman" style:font-pitch-complex="variable" style:font-size-complex="29.899999618530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Garamond Premr Pro'" style:font-family-generic="roman" style:font-pitch="variable" fo:font-size="30pt" style:font-size-asian="30pt" style:font-size-complex="30pt"/>
    </style:style>
    <style:style style:name="T7" style:family="text">
      <style:text-properties fo:font-family="'Garamond Premr Pro'" style:font-family-generic="roman" style:font-pitch="variable" fo:font-size="28pt" style:font-size-asian="28pt" style:font-size-complex="28pt"/>
    </style:style>
    <style:style style:name="T8" style:family="text">
      <style:text-properties fo:font-family="'Garamond Premr Pro'" style:font-family-generic="roman" style:font-pitch="variable" fo:font-size="54pt" style:font-size-asian="54pt" style:font-size-complex="54pt"/>
    </style:style>
    <style:style style:name="T9" style:family="text">
      <style:text-properties fo:font-family="'Garamond Premr Pro'" style:font-family-generic="roman" style:font-pitch="variable" fo:font-size="28.5pt" style:font-size-asian="28.5pt" style:font-size-complex="28.5pt"/>
    </style:style>
    <style:style style:name="T10" style:family="text">
      <style:text-properties fo:font-family="'Garamond Premr Pro'" style:font-family-generic="roman" style:font-pitch="variable" fo:font-size="33pt" style:font-size-asian="33pt" style:font-size-complex="33pt"/>
    </style:style>
    <style:style style:name="T11" style:family="text">
      <style:text-properties fo:font-family="'Garamond Premr Pro'" style:font-family-generic="roman" style:font-pitch="variable" fo:font-size="62pt" style:font-size-asian="62pt" style:font-size-complex="62pt"/>
    </style:style>
    <style:style style:name="T12" style:family="text">
      <style:text-properties fo:font-family="'Garamond Premr Pro'" style:font-family-generic="roman" style:font-pitch="variable" fo:font-size="24pt" style:font-size-asian="24pt" style:font-size-complex="24pt"/>
    </style:style>
    <style:style style:name="T13" style:family="text">
      <style:text-properties fo:font-family="'Garamond Premr Pro Smbd Disp'" style:font-family-generic="roman" style:font-pitch="variable"/>
    </style:style>
    <style:style style:name="T14" style:family="text">
      <style:text-properties fo:font-family="'Garamond Premr Pro Smbd Disp'" style:font-family-generic="roman" style:font-pitch="variable" fo:font-size="112pt" fo:font-weight="normal" style:font-size-asian="112pt" style:font-weight-asian="normal" style:font-size-complex="112pt" style:font-weight-complex="normal"/>
    </style:style>
    <style:style style:name="T15" style:family="text">
      <style:text-properties fo:font-family="'Garamond Premr Pro Smbd Disp'" style:font-family-generic="roman" style:font-pitch="variable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589cm" svg:height="2.355cm" svg:x="22.697cm" svg:y="5.756cm">
          <draw:text-box>
            <text:p text:style-name="P1"><text:span text:style-name="T1">from the</text:span></text:p>
          </draw:text-box>
        </draw:frame>
        <draw:frame draw:style-name="gr2" draw:text-style-name="P3" draw:layer="layout" svg:width="21.589cm" svg:height="4.781cm" svg:x="22.697cm" svg:y="1.729cm">
          <draw:text-box>
            <text:p text:style-name="P1"><text:span text:style-name="T2"></text:span></text:p>
          </draw:text-box>
        </draw:frame>
        <draw:frame draw:style-name="gr3" draw:text-style-name="P5" draw:layer="layout" svg:width="17.24cm" svg:height="11.976cm" svg:x="24.871cm" svg:y="15.498cm">
          <draw:text-box>
            <text:p text:style-name="P4"><text:span text:style-name="T3">     </text:span><text:span text:style-name="T4"></text:span><text:span text:style-name="T4">-, -, </text:span><text:span text:style-name="T5"></text:span><text:span text:style-name="T4"> </text:span><text:span text:style-name="T6"><text:line-break/></text:span><text:span text:style-name="T7">      </text:span><text:span text:style-name="T6"><text:line-break/></text:span><text:span text:style-name="T8">  </text:span><text:span text:style-name="T6"> </text:span><text:span text:style-name="T9">      </text:span><text:span text:style-name="T6"><text:line-break/></text:span><text:span text:style-name="T10">     </text:span><text:span text:style-name="T6"> </text:span><text:span text:style-name="T11">  </text:span><text:span text:style-name="T12"><text:line-break/></text:span><text:span text:style-name="T7">  </text:span><text:span text:style-name="T12"><text:line-break/></text:span><text:span text:style-name="T12"/></text:p>
          </draw:text-box>
        </draw:frame>
        <draw:frame draw:style-name="gr4" draw:text-style-name="P7" draw:layer="layout" svg:width="27.94cm" svg:height="3.066cm" draw:transform="rotate (-1.5707963267949) translate (23.132cm 1.623cm)">
          <draw:text-box>
            <text:p text:style-name="P6"><text:span text:style-name="T13"> <text:s/> <text:s/> <text:s/> <text:s/></text:span></text:p>
          </draw:text-box>
        </draw:frame>
        <draw:frame draw:style-name="gr5" draw:text-style-name="P9" draw:layer="layout" svg:width="21.589cm" svg:height="7.627cm" svg:x="22.742cm" svg:y="7.19cm">
          <draw:text-box>
            <text:p text:style-name="P8"><text:span text:style-name="T14"> </text:span></text:p>
          </draw:text-box>
        </draw:frame>
        <draw:frame draw:style-name="gr4" draw:text-style-name="P7" draw:layer="layout" svg:width="5.692cm" svg:height="3.066cm" draw:transform="rotate (-1.5707963267949) translate (23.125cm 21.719cm)">
          <draw:text-box>
            <text:p><text:span text:style-name="T15">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4.715cm" fo:page-height="28.5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22T14:52:56.82</meta:creation-date>
    <dc:date>2013-04-29T15:21:25.11</dc:date>
    <meta:editing-duration>PT41M33S</meta:editing-duration>
    <meta:editing-cycles>16</meta:editing-cycles>
    <meta:generator>LibreOffice/4.0.2.2$Windows_x86 LibreOffice_project/4c82dcdd6efcd48b1d8bba66bfe1989deee49c3</meta:generator>
    <meta:document-statistic meta:object-count="6"/>
  </office:meta>
</office:document-meta>
</file>